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English">
      <style:graphic-properties fo:min-height="1.009cm" fo:min-width="8.928cm"/>
    </style:style>
    <style:style style:name="gr20" style:family="graphic" style:parent-style-name="Meaning">
      <style:graphic-properties fo:min-height="0.757cm" fo:min-width="8.928cm"/>
    </style:style>
    <style:style style:name="gr21" style:family="graphic" style:parent-style-name="Meaning">
      <style:graphic-properties fo:min-height="0.757cm" fo:min-width="8.929cm"/>
    </style:style>
    <style:style style:name="gr22" style:family="graphic" style:parent-style-name="Onyomi">
      <style:graphic-properties fo:min-height="0.759cm" fo:min-width="8.929cm"/>
    </style:style>
    <style:style style:name="gr23" style:family="graphic" style:parent-style-name="English">
      <style:graphic-properties fo:min-height="1.01cm" fo:min-width="8.929cm"/>
    </style:style>
    <style:style style:name="gr24" style:family="graphic" style:parent-style-name="Kunyomi">
      <style:graphic-properties fo:min-height="0.757cm" fo:min-width="8.929cm"/>
    </style:style>
    <style:style style:name="gr25" style:family="graphic" style:parent-style-name="Onyomi">
      <style:graphic-properties fo:min-height="0.759cm" fo:min-width="8.928cm"/>
    </style:style>
    <style:style style:name="gr26" style:family="graphic" style:parent-style-name="Meaning">
      <style:graphic-properties fo:min-height="0.758cm" fo:min-width="8.928cm"/>
    </style:style>
    <style:style style:name="gr27" style:family="graphic" style:parent-style-name="Kunyomi">
      <style:graphic-properties fo:min-height="0.757cm" fo:min-width="8.928cm"/>
    </style:style>
    <style:style style:name="gr28" style:family="graphic" style:parent-style-name="Meaning">
      <style:graphic-properties fo:min-height="0.758cm" fo:min-width="8.928cm"/>
    </style:style>
    <style:style style:name="gr29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0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1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2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3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4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5" style:family="graphic" style:parent-style-name="English">
      <style:graphic-properties fo:min-height="1.009cm" fo:min-width="8.929cm"/>
    </style:style>
    <style:style style:name="gr36" style:family="graphic" style:parent-style-name="Onyomi">
      <style:graphic-properties fo:min-height="0.759cm" fo:min-width="8.929cm"/>
    </style:style>
    <style:style style:name="gr37" style:family="graphic" style:parent-style-name="Example">
      <style:graphic-properties fo:min-height="0.96cm" fo:min-width="8.929cm"/>
    </style:style>
    <style:style style:name="gr38" style:family="graphic" style:parent-style-name="English">
      <style:graphic-properties fo:min-height="1.009cm" fo:min-width="8.928cm"/>
    </style:style>
    <style:style style:name="gr39" style:family="graphic" style:parent-style-name="Onyomi">
      <style:graphic-properties fo:min-height="0.758cm" fo:min-width="8.928cm"/>
    </style:style>
    <style:style style:name="gr40" style:family="graphic" style:parent-style-name="Example">
      <style:graphic-properties fo:min-height="0.96cm" fo:min-width="8.928cm"/>
    </style:style>
    <style:style style:name="gr41" style:family="graphic" style:parent-style-name="English">
      <style:graphic-properties fo:min-height="1.01cm" fo:min-width="8.929cm"/>
    </style:style>
    <style:style style:name="gr42" style:family="graphic" style:parent-style-name="Onyomi">
      <style:graphic-properties fo:min-height="0.758cm" fo:min-width="8.929cm"/>
    </style:style>
    <style:style style:name="gr43" style:family="graphic" style:parent-style-name="Onyomi">
      <style:graphic-properties fo:min-height="0.759cm" fo:min-width="8.928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園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引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羽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遠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黄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家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科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何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夏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画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ARK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arden - yard - far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公園 (こうえん) - park</text:p>
              <text:p text:style-name="P1">学園 (がくえん) - academy</text:p>
              <text:p text:style-name="P1">幼稚園 (ようちえん) - kindergarte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その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LOUD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ウ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暗雲 (あんうん) - dark clouds</text:p>
              <text:p text:style-name="P1">雲行き (くもゆき) - weather</text:p>
              <text:p text:style-name="P1">青雲 (せいうん) - blue sk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も　-ぐも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EATHER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unter for birds, rabbit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羽根 (はね) - feather</text:p>
              <text:p text:style-name="P1">羽毛 (うもう) - feathers</text:p>
              <text:p text:style-name="P1">羽目 (はめ) - pane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　わ　はね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ULL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tug - jerk - admit - install - quote - refer to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イ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取引 (とりひき) - transactions</text:p>
              <text:p text:style-name="P1">引く (ひく) - to pull</text:p>
              <text:p text:style-name="P1">引退 (いんたい) - retir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ひ.く　ひ.き　ひ.き-　-び.き　ひ.け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YELLOW</text:p>
            </draw:text-box>
            <svg:title>english</svg:title>
          </draw:frame>
          <draw:frame draw:style-name="gr21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コウ　オ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黄金 (おうごん) - gold</text:p>
              <text:p text:style-name="P1">黄色 (おうしょく) - yellow</text:p>
              <text:p text:style-name="P1">硫黄 (いおう) - sulfur (S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　こ-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ISTANT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fa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エン　オ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遠い (とおい) - far</text:p>
              <text:p text:style-name="P1">遠く (とおく) - far away</text:p>
              <text:p text:style-name="P1">遠征 (えんせい) - expedi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お.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DEPARTMEN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ourse - sect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科学 (かがく) - science</text:p>
              <text:p text:style-name="P1">教科書 (きょうかしょ) - textbook</text:p>
              <text:p text:style-name="P1">学科 (がっか) - study subject</text:p>
            </draw:text-box>
            <svg:title>examples</svg:title>
          </draw:frame>
          <draw:frame draw:style-name="gr24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HOUSE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home - family - professional - expert - performe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家族 (かぞく) - family</text:p>
              <text:p text:style-name="P1">国家 (こっか) - state</text:p>
              <text:p text:style-name="P1">政治家 (せいじか) - politicia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え　や　うち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UMMER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カ　ガ　ゲ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夏休み (なつやすみ) - summer vacation</text:p>
              <text:p text:style-name="P1">今夏 (こんか) - this summer</text:p>
              <text:p text:style-name="P1">冷夏 (れいか) - a cool summ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なつ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WHAT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何か (なにか) - something</text:p>
              <text:p text:style-name="P1">何も (なにも) - nothing (with neg. verbs)</text:p>
              <text:p text:style-name="P1">何度 (なんど) - how many times?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なに　なん　なに-　なん-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RUSH-STROK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ictur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ガ　カク　エ　カ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計画 (けいかく) - plan</text:p>
              <text:p text:style-name="P1">映画 (えいが) - movie</text:p>
              <text:p text:style-name="P1">企画 (きかく) - plann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えが.く　かく.する　かぎ.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ONG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s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歌う (うたう) - to sing</text:p>
              <text:p text:style-name="P1">歌手 (かしゅ) - singer</text:p>
              <text:p text:style-name="P1">歌舞伎 (かぶき) - kabuki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た　うた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絵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会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回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外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角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間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丸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楽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活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岩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顔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ICTUR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rawing - painting - sketch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イ　エ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絵画 (かいが) - picture</text:p>
              <text:p text:style-name="P1">絵本 (えほん) - picture book</text:p>
              <text:p text:style-name="P1">絵の具 (えのぐ) - colors</text:p>
            </draw:text-box>
            <svg:title>examples</svg:title>
          </draw:frame>
          <draw:frame draw:style-name="gr24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EA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ocea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海外 (かいがい) - foreign</text:p>
              <text:p text:style-name="P1">海軍 (かいぐん) - navy</text:p>
              <text:p text:style-name="P1">海上 (かいじょう) - sea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うみ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-TIME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ound - game - revolve - counter for occurrenc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イ　エ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今回 (こんかい) - now</text:p>
              <text:p text:style-name="P1">回復 (かいふく) - recovery (from illness)</text:p>
              <text:p text:style-name="P1">上回る (うわまわる) - to excee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まわ.る　-まわ.る　-まわ.り　まわ.す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EETING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meet - party - association - interview - joi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イ　エ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会議 (かいぎ) - meeting</text:p>
              <text:p text:style-name="P1">会長 (かいちょう) - president (of a society)</text:p>
              <text:p text:style-name="P1">会社 (かいしゃ) - compan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.う　あ.わせる　あつ.ま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NG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rner - square - horn - antlers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カ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多角 (たかく) - many-sided</text:p>
              <text:p text:style-name="P1">一角 (いっかく) - corner</text:p>
              <text:p text:style-name="P1">角度 (かくど) - ang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ど　つの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OUTSIDE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ガイ　ゲ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外相 (がいしょう) - Foreign Minister</text:p>
              <text:p text:style-name="P1">海外 (かいがい) - foreign</text:p>
              <text:p text:style-name="P1">外交 (がいこう) - diplomac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そと　ほか　はず.す　はず.れる　と-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ROUN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full - month - perfection - -ship - pills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ガ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丸い (まるい) - round</text:p>
              <text:p text:style-name="P1">丸刈り (まるがり) - close clipping</text:p>
              <text:p text:style-name="P1">丸太 (まるた) - lo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まる　まる.める　まる.い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INTERVAL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spa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ン　ケ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時間 (じかん) - time</text:p>
              <text:p text:style-name="P1">年間 (ねんかん) - year (period of)</text:p>
              <text:p text:style-name="P1">人間 (じんかん) - the worl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いだ　ま　あ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IVEL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esuscitation - being helped - living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カ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活動 (かつどう) - action</text:p>
              <text:p text:style-name="P1">生活 (せいかつ) - living</text:p>
              <text:p text:style-name="P1">活躍 (かつやく) - activity (esp. energetic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.きる　い.かす　い.け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MUSIC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comfort - ease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ガク　ラク　ゴ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音楽 (おんがく) - music</text:p>
              <text:p text:style-name="P1">楽しむ (たのしむ) - to enjoy (oneself)</text:p>
              <text:p text:style-name="P1">楽しい (たのしい) - enjoyabl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の.しい　たの.しむ　この.む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AC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xpressio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ガ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笑顔 (えがお) - smiling face</text:p>
              <text:p text:style-name="P1">似顔 (にがお) - portrait</text:p>
              <text:p text:style-name="P1">顔ぶれ (かおぶれ) - personnel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OULDER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rock - cliff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溶岩 (ようがん) - lava</text:p>
              <text:p text:style-name="P1">岩間 (いわま) - among rocks</text:p>
              <text:p text:style-name="P1">一枚岩 (いちまいいわ) - monolith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記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弓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帰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汽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牛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魚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教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近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京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兄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形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OW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ow (archery, violin)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洋弓 (ようきゅう) - Western-style archery</text:p>
              <text:p text:style-name="P1">弓道 (きゅうどう) - archery</text:p>
              <text:p text:style-name="P1">弓矢 (きゅうし) - bow and arrow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ゆみ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CRIBE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account - narrativ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記者 (きしゃ) - reporter</text:p>
              <text:p text:style-name="P1">記録 (きろく) - record</text:p>
              <text:p text:style-name="P1">記事 (きじ) - articl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しる.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VAPO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eam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汽車 (きしゃ) - train (steam)</text:p>
              <text:p text:style-name="P1">汽船 (きせん) - steamship</text:p>
              <text:p text:style-name="P1">汽笛 (きてき) - steam whistle</text:p>
            </draw:text-box>
            <svg:title>examples</svg:title>
          </draw:frame>
          <draw:frame draw:style-name="gr24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HOMECOMING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arrive at - lead to - result i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帰国 (きこく) - return to one's country</text:p>
              <text:p text:style-name="P1">帰る (かえる) - to return</text:p>
              <text:p text:style-name="P1">復帰 (ふっき) - retur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え.る　かえ.す　おく.る　とつ.ぐ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ISH</text:p>
            </draw:text-box>
            <svg:title>english</svg:title>
          </draw:frame>
          <draw:frame draw:style-name="gr21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ギョ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魚介類 (ぎょかいるい) - marine products</text:p>
              <text:p text:style-name="P1">金魚 (きんぎょ) - goldfish</text:p>
              <text:p text:style-name="P1">魚類 (ぎょるい) - fis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お　さかな　-ざか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COW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ギュ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牛乳 (ぎゅうにゅう) - milk</text:p>
              <text:p text:style-name="P1">牛肉 (ぎゅうにく) - beef</text:p>
              <text:p text:style-name="P1">牛歩 (ぎゅうほ) - snail's pa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NEA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arly - akin - tantamoun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ン　コ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近く (ちかく) - near</text:p>
              <text:p text:style-name="P1">最近 (さいきん) - most recent</text:p>
              <text:p text:style-name="P1">近い (ちかい) - nea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ちか.い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EACH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faith - doctrin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教授 (きょうじゅ) - professor</text:p>
              <text:p text:style-name="P1">教育 (きょういく) - training</text:p>
              <text:p text:style-name="P1">教える (おしえる) - to teach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し.える　おそ.わ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TRONG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キョウ　ゴ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強い (こわい) - tough</text:p>
              <text:p text:style-name="P1">強調 (きょうちょう) - emphasis</text:p>
              <text:p text:style-name="P1">強化 (きょうか) - strengthe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つよ.い　つよ.まる　つよ.める　し.い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APITAL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10**16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キョウ　ケイ　キ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京都 (きょうと) - Kyoto</text:p>
              <text:p text:style-name="P1">北京 (ぺきん) - Beijing (China)</text:p>
              <text:p text:style-name="P1">南京 (ナンキン) - Nank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みやこ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HAP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orm - styl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イ　ギ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形成 (けいせい) - formation</text:p>
              <text:p text:style-name="P1">山形 (やまがた) - mountain-shaped</text:p>
              <text:p text:style-name="P1">人形 (にんぎょう) - doll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た　-がた　かたち　な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LDER BROTHER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ig brothe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イ　キ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兄弟 (きょうだい) - siblings</text:p>
              <text:p text:style-name="P1">実兄 (じっけい) - one's own elder brother</text:p>
              <text:p text:style-name="P1">兄貴 (あにき) - one's senio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に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言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計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元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古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戸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語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交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午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光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AY</text:p>
            </draw:text-box>
            <svg:title>english</svg:title>
          </draw:frame>
          <draw:frame draw:style-name="gr21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ゲン　ゴ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言う (いう) - to say</text:p>
              <text:p text:style-name="P1">言葉 (けとば) - language</text:p>
              <text:p text:style-name="P1">発言 (はつげん) - utteranc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.う　こと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EADOW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original - primitive - field - plain - prairie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ゲ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原因 (げんいん) - cause</text:p>
              <text:p text:style-name="P1">原則 (げんそく) - principle</text:p>
              <text:p text:style-name="P1">原子力 (げんしりょく) - atomic energ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ら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EGINN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ormer time - origi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ゲン　ガ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地元 (じもと) - home area</text:p>
              <text:p text:style-name="P1">元気 (げんき) - health(y)</text:p>
              <text:p text:style-name="P1">元首 (げんしゅ) - rul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もと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LOT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plan - scheme - measur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計画 (けいかく) - plan</text:p>
              <text:p text:style-name="P1">計算 (けいさん) - calculation</text:p>
              <text:p text:style-name="P1">設計 (せっけい) - pla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か.る　はか.ら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O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houses - door radical (no. 63)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神戸 (こうべ) - Kobe (port city near Osaka)</text:p>
              <text:p text:style-name="P1">江戸 (えど) - old name of Tokyo</text:p>
              <text:p text:style-name="P1">江戸川 (えどがわ) - Edo Riv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と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OLD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名古屋 (なごや) - Nagoya (city)</text:p>
              <text:p text:style-name="P1">古い (ふるい) - old (not person)</text:p>
              <text:p text:style-name="P1">古代 (こだい) - ancient time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ふる.い　ふる-　-ふる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MINGL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ixing - association - coming &amp; going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交渉 (こうしょう) - negotiations</text:p>
              <text:p text:style-name="P1">外交 (がいこう) - diplomacy</text:p>
              <text:p text:style-name="P1">交流 (こうりゅう) - exchang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まじ.わる　まじ.える　ま.じる　まじ.る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WORD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speech - languag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語る (かたる) - to talk</text:p>
              <text:p text:style-name="P1">日本語 (にっぽんご) - Japanese (language)</text:p>
              <text:p text:style-name="P1">英語 (えいご) - English (language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た.る　かた.ら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EHIN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ack - later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ゴ　コ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午後 (ごご) - afternoon</text:p>
              <text:p text:style-name="P1">今後 (こんご) - from now on</text:p>
              <text:p text:style-name="P1">最後 (さいご) - las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のち　うし.ろ　うしろ　あと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NOON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sign of the horse - 11AM-1PM - …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午後 (ごご) - afternoon</text:p>
              <text:p text:style-name="P1">午前 (ごぜん) - morning</text:p>
              <text:p text:style-name="P1">正午 (しょうご) - no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ま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UBLIC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ince - official - governmenta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コウ　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公開 (こうかい) - open to the public</text:p>
              <text:p text:style-name="P1">公園 (こうえん) - park</text:p>
              <text:p text:style-name="P1">公共 (こうきょう) - public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おおやけ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A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igh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観光 (かんこう) - sightseeing</text:p>
              <text:p text:style-name="P1">光る (ひかる) - to shine</text:p>
              <text:p text:style-name="P1">光景 (こうけい) - scen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か.る　ひか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考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行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工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広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合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才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国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黒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細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作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GOIN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journe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　ギョウ　ア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行う (おこなう) - to perform</text:p>
              <text:p text:style-name="P1">銀行 (ぎんこう) - bank</text:p>
              <text:p text:style-name="P1">行く (いく) - to go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.く　ゆ.く　-ゆ.き　-ゆき　-い.き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NSIDER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think ov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考える (かんがえる) - to consider</text:p>
              <text:p text:style-name="P1">考え (かんがえ) - thinking</text:p>
              <text:p text:style-name="P1">考え方 (かんがえかた) - way of think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んが.える　かんが.え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WID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road - spaciou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広島 (ひろしま) - Hiroshima (city)</text:p>
              <text:p text:style-name="P1">広がる (ひろがる) - to spread (out)</text:p>
              <text:p text:style-name="P1">広げる (ひろげる) - to sprea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ひろ.い　ひろ.まる　ひろ.め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RAFT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construction - katakana e radical (no. 48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ウ　ク　グ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工場 (こうじょう) - factory</text:p>
              <text:p text:style-name="P1">工事 (こうじ) - construction work</text:p>
              <text:p text:style-name="P1">工業 (こうぎょう) - industry</text:p>
            </draw:text-box>
            <svg:title>examples</svg:title>
          </draw:frame>
          <draw:frame draw:style-name="gr27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I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uit - join - 0.1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ゴウ　ガッ　カッ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場合 (ばあい) - case</text:p>
              <text:p text:style-name="P1">合意 (ごうい) - agreement</text:p>
              <text:p text:style-name="P1">試合 (しあい) - matc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.う　-あ.う　あ.い　あい-　-あ.い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ALL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high - expensiv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高い (たかい) - high</text:p>
              <text:p text:style-name="P1">最高 (さいこう) - highest</text:p>
              <text:p text:style-name="P1">高校 (こうこう) - senior high school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か.い　たか　-だか　たか.ま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GENIU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years old - cubic shaku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才能 (さいのう) - talent</text:p>
              <text:p text:style-name="P1">天才 (てんさい) - genius</text:p>
              <text:p text:style-name="P1">漫才 (まんざい) - comedian</text:p>
            </draw:text-box>
            <svg:title>examples</svg:title>
          </draw:frame>
          <draw:frame draw:style-name="gr24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NOW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ン　キ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今年 (ことし) - this year</text:p>
              <text:p text:style-name="P1">今回 (こんかい) - now</text:p>
              <text:p text:style-name="P1">今後 (こんご) - from now 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LACK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黒字 (くろじ) - balance (figure) in the black</text:p>
              <text:p text:style-name="P1">黒人 (こくじん) - black person</text:p>
              <text:p text:style-name="P1">黒い (くろい) - black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くろ　くろ.ずむ　くろ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UNTRY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コ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米国 (べいこく) - America</text:p>
              <text:p text:style-name="P1">国際 (こくさい) - international</text:p>
              <text:p text:style-name="P1">国連 (こくれん) - U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くに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AK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oduction - prepare - buil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サク　サ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作る (つくる) - to make</text:p>
              <text:p text:style-name="P1">作業 (さぎょう) - work</text:p>
              <text:p text:style-name="P1">作家 (さっか) - autho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く.る　つく.り　-づく.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DAINT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get thin - taper - slender - narrow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細胞 (さいほう) - cell (biology)</text:p>
              <text:p text:style-name="P1">詳細 (しょうさい) - detail</text:p>
              <text:p text:style-name="P1">細かい (こまかい) - smal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ほそ.い　ほそ.る　こま.か　こま.か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市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思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算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止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紙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自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室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寺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時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社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弱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HINK</text:p>
            </draw:text-box>
            <svg:title>english</svg:title>
          </draw:frame>
          <draw:frame draw:style-name="gr21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思う (おもう) - to think</text:p>
              <text:p text:style-name="P1">思い (おもい) - thought</text:p>
              <text:p text:style-name="P1">意思 (いし) - inten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おも.う　おもえら.く　おぼ.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ARKET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city - tow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市場 (いちば) - market</text:p>
              <text:p text:style-name="P1">市民 (しみん) - citizen</text:p>
              <text:p text:style-name="P1">都市 (とし) - tow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ち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LDER SISTER</text:p>
            </draw:text-box>
            <svg:title>english</svg:title>
          </draw:frame>
          <draw:frame draw:style-name="gr21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姉妹 (きょうだい) - sisters</text:p>
              <text:p text:style-name="P1">姉さん (あねさん) - elder sister</text:p>
              <text:p text:style-name="P1">義姉 (あね) - sister-in-law (elder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ね　はは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ALCULATE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divining - number - abacus - probabilit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予算 (よさん) - estimate</text:p>
              <text:p text:style-name="P1">決算 (けっさん) - balance sheet</text:p>
              <text:p text:style-name="P1">通算 (つうさん) - tota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そろ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APER</text:p>
            </draw:text-box>
            <svg:title>english</svg:title>
          </draw:frame>
          <draw:frame draw:style-name="gr21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手紙 (てがみ) - letter</text:p>
              <text:p text:style-name="P1">用紙 (ようし) - blank form</text:p>
              <text:p text:style-name="P1">紙面 (しめん) - space (page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み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TOP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hal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禁止 (きんし) - prohibition</text:p>
              <text:p text:style-name="P1">防止 (ぼうし) - prevention</text:p>
              <text:p text:style-name="P1">停止 (ていし) - suspens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.まる　-ど.まり　と.める　-と.め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ROO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partment - chamber - greenhouse - cella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教室 (きょうしつ) - classroom</text:p>
              <text:p text:style-name="P1">室内 (しつない) - indoor</text:p>
              <text:p text:style-name="P1">室長 (しつちょう) - room monito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む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NESELF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　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自民党 (じみんとう) - Liberal Democratic Party</text:p>
              <text:p text:style-name="P1">自分 (じぶん) - myself</text:p>
              <text:p text:style-name="P1">自由 (じゆう) - freedom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みずか.ら　おの.ずから　おの.ずと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IM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hour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時間 (じかん) - time</text:p>
              <text:p text:style-name="P1">時代 (じだい) - period</text:p>
              <text:p text:style-name="P1">当時 (とうじ) - at that tim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とき　-ど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UDDHIST TEMPLE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寺院 (じいん) - temple</text:p>
              <text:p text:style-name="P1">禅寺 (ぜんでら) - Zen temple</text:p>
              <text:p text:style-name="P1">寺内 (じない) - inside a templ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てら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EA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rai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ャ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弱い (よわい) - weak</text:p>
              <text:p text:style-name="P1">弱点 (じゃくてん) - weak point</text:p>
              <text:p text:style-name="P1">弱まる (よわまる) - to abat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よわ.い　よわ.る　よわ.まる　よわ.め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OMPAN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firm - office - association - shrin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会社 (かいしゃ) - company</text:p>
              <text:p text:style-name="P1">社会 (しゃかい) - society</text:p>
              <text:p text:style-name="P1">社会党 (しゃかいとう) - Socialist Part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やし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春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首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秋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少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食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心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場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色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新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親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PRINGTIM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pring (season)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ュ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来春 (らいしゅん) - next spring</text:p>
              <text:p text:style-name="P1">今春 (こんしゅん) - this spring</text:p>
              <text:p text:style-name="P1">青春 (せいしゅん) - you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EEK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週間 (しゅうかん) - week</text:p>
              <text:p text:style-name="P1">週刊 (しゅうかん) - published weekly</text:p>
              <text:p text:style-name="P1">一週間 (いっしゅうかん) - one week</text:p>
            </draw:text-box>
            <svg:title>examples</svg:title>
          </draw:frame>
          <draw:frame draw:style-name="gr27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UTUMN</text:p>
            </draw:text-box>
            <svg:title>english</svg:title>
          </draw:frame>
          <draw:frame draw:style-name="gr21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昨秋 (さくしゅう) - autumn of last year</text:p>
              <text:p text:style-name="P1">春秋 (しゅんじゅう) - spring and autumn</text:p>
              <text:p text:style-name="P1">千秋 (せんしゅう) - thousand year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き　とき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NECK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counter for songs and poem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首相 (しゅしょう) - Prime Minister</text:p>
              <text:p text:style-name="P1">首脳 (しゅのう) - head</text:p>
              <text:p text:style-name="P1">首都 (しゅと) - capital cit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くび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EW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littl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少ない (すくない) - few</text:p>
              <text:p text:style-name="P1">少し (すこし) - small quantity</text:p>
              <text:p text:style-name="P1">減少 (げんしょう) - decreas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すく.ない　すこ.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WRITE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書く (かく) - to write</text:p>
              <text:p text:style-name="P1">書記 (しょき) - clerk</text:p>
              <text:p text:style-name="P1">秘書 (ひしょ) - secretar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.く　-が.き　-がき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HEAR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ind - spirit - heart radical (no. 61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中心 (ちゅうしん) - center</text:p>
              <text:p text:style-name="P1">関心 (かんしん) - concern</text:p>
              <text:p text:style-name="P1">心配 (しんぱい) - worr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こころ　-ごこ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AT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food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ョク　ジキ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食べる (たべる) - to eat</text:p>
              <text:p text:style-name="P1">食事 (しょくじ) - meal</text:p>
              <text:p text:style-name="P1">食品 (しょくひん) - commodit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く.う　く.らう　た.べる　は.む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OLOR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ショク　シキ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色彩 (しきさい) - color</text:p>
              <text:p text:style-name="P1">難色 (なんしょく) - disapproval</text:p>
              <text:p text:style-name="P1">特色 (とくしょく) - characteristic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OCATION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place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ジョウ　チ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場合 (ばあい) - case</text:p>
              <text:p text:style-name="P1">市場 (いちば) - market</text:p>
              <text:p text:style-name="P1">立場 (たちば) - standpoin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ば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AREN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timacy - relative - familiarity - dealer (cards)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母親 (ははおや) - mother</text:p>
              <text:p text:style-name="P1">父親 (ちちおや) - father</text:p>
              <text:p text:style-name="P1">両親 (ふたおや) - parent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おや　おや-　した.しい　した.しむ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NEW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新しい (あたらしい) - new</text:p>
              <text:p text:style-name="P1">新聞 (しんぶん) - newspaper</text:p>
              <text:p text:style-name="P1">新た (あらた) - new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たら.しい　あら.た　あら-　にい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晴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図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数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西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線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船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切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雪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前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組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LEAR UP</text:p>
            </draw:text-box>
            <svg:title>english</svg:title>
          </draw:frame>
          <draw:frame draw:style-name="gr21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晴れる (はれる) - to clear up</text:p>
              <text:p text:style-name="P1">晴れ (はれ) - clear weather</text:p>
              <text:p text:style-name="P1">晴らす (はらす) - to dispel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.れる　は.れ　は.れ-　-ば.れ　は.ら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TAR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spot - dot - mark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衛星 (えいせい) - satellite</text:p>
              <text:p text:style-name="P1">白星 (しろぼし) - white circle</text:p>
              <text:p text:style-name="P1">木星 (もくせい) - Jupiter (planet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ほし　-ぼし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NUMB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rength - fate - law - figur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スウ　ス　サク　ソク　シュ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多数 (たすう) - great number</text:p>
              <text:p text:style-name="P1">定数 (ていすう) - constant</text:p>
              <text:p text:style-name="P1">数字 (すうじ) - numera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ず　かぞ.える　しばしば　せ.め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AP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drawing - plan - unexpected - accidentall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ズ　ト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図る (はかる) - to plot</text:p>
              <text:p text:style-name="P1">図書館 (ずしょかん) - library</text:p>
              <text:p text:style-name="P1">意図 (いと) - inten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え　はか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ES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pain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セイ　サイ　ス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西側 (にしがわ) - west side</text:p>
              <text:p text:style-name="P1">東西 (とうざい) - East and West</text:p>
              <text:p text:style-name="P1">大西洋 (たいせいよう) - Atlantic Ocea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に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VOICE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音声 (おんじょう) - voice</text:p>
              <text:p text:style-name="P1">歓声 (かんせい) - cheer</text:p>
              <text:p text:style-name="P1">声援 (せいえん) - encouragemen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こえ　こわ-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SHI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oa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漁船 (ぎょせん) - fishing boat</text:p>
              <text:p text:style-name="P1">船橋 (せんきょう) - pontoon bridge</text:p>
              <text:p text:style-name="P1">船舶 (せんぱく) - ship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ふね　ふな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INE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track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路線 (ろせん) - route</text:p>
              <text:p text:style-name="P1">打線 (だせん) - baseball lineup</text:p>
              <text:p text:style-name="P1">戦線 (せんせん) - fro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すじ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NOW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セ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雪辱 (せつじょく) - vindication of honor</text:p>
              <text:p text:style-name="P1">大雪 (おおゆき) - heavy snow</text:p>
              <text:p text:style-name="P1">積雪 (せきせつ) - fallen snow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ゆ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UT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cutoff - be sharp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セツ　サ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切る (きる) - to cut (usu. to cut through)</text:p>
              <text:p text:style-name="P1">大切 (たいせつ) - important</text:p>
              <text:p text:style-name="P1">切れる (きれる) - to cut well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き.る　-き.る　き.り　-き.り　-ぎ.り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SSOCIA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raid - plait - construct - assemble - unite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組織 (そしき) - organization</text:p>
              <text:p text:style-name="P1">番組 (ばんぐみ) - program (e.g., TV)</text:p>
              <text:p text:style-name="P1">組合 (くみあい) - associa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く.む　くみ　-ぐみ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IN FRONT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efor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ゼ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午前 (ごぜん) - morning</text:p>
              <text:p text:style-name="P1">前年 (ぜんねん) - the preceding year</text:p>
              <text:p text:style-name="P1">前後 (ぜんご) - around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え　-まえ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太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体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走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多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谷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池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茶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知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地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昼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朝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OD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ubstance - object - reality - counter for image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タイ　テ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団体 (だんたい) - organization</text:p>
              <text:p text:style-name="P1">全体 (ぜんたい) - whole</text:p>
              <text:p text:style-name="P1">体制 (たいせい) - ord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らだ　かた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LUMP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thick - big aroun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タイ　タ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太平洋 (たいへいよう) - Pacific Ocean</text:p>
              <text:p text:style-name="P1">皇太子 (こうたいし) - crown prince</text:p>
              <text:p text:style-name="P1">太陽 (たいよう) - su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ふと.い　ふと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AN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requent - muc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タ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多い (おおい) - many</text:p>
              <text:p text:style-name="P1">多く (おおく) - many</text:p>
              <text:p text:style-name="P1">多数 (たすう) - great numb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お.い　まさ.に　まさ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UN</text:p>
            </draw:text-box>
            <svg:title>english</svg:title>
          </draw:frame>
          <draw:frame draw:style-name="gr1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走る (はしる) - to run</text:p>
              <text:p text:style-name="P1">走者 (そうしゃ) - runner</text:p>
              <text:p text:style-name="P1">逃走 (とうそう) - fligh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し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VALLEY</text:p>
            </draw:text-box>
            <svg:title>english</svg:title>
          </draw:frame>
          <draw:frame draw:style-name="gr21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谷川 (たにがわ) - mountain stream</text:p>
              <text:p text:style-name="P1">谷間 (たにあい) - valley</text:p>
              <text:p text:style-name="P1">渓谷 (けいこく) - valle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たに　きわ.ま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EDESTAL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a stand - counter for machines and vehicle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ダイ　タ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舞台 (ぶたい) - stage(theater)</text:p>
              <text:p text:style-name="P1">台湾 (たいわん) - Taiwan</text:p>
              <text:p text:style-name="P1">仙台 (せんだい) - Sendai (city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てな　われ　つかさ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TEA</text:p>
            </draw:text-box>
            <svg:title>english</svg:title>
          </draw:frame>
          <draw:frame draw:style-name="gr21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ャ　サ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お茶 (おちゃ) - tea (usu. green)</text:p>
              <text:p text:style-name="P1">喫茶店 (きっさてん) - coffee lounge</text:p>
              <text:p text:style-name="P1">紅茶 (こうちゃ) - black tea</text:p>
            </draw:text-box>
            <svg:title>examples</svg:title>
          </draw:frame>
          <draw:frame draw:style-name="gr24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OND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cistern - pool - reservoi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電池 (でんち) - battery</text:p>
              <text:p text:style-name="P1">乾電池 (かんでんち) - dry cell</text:p>
              <text:p text:style-name="P1">貯水池 (ちょすいち) - reservoi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け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ROUN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earth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チ　ジ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地域 (ちいき) - area</text:p>
              <text:p text:style-name="P1">地方 (じかた) - area</text:p>
              <text:p text:style-name="P1">地球 (ちきゅう) - the earth</text:p>
            </draw:text-box>
            <svg:title>examples</svg:title>
          </draw:frame>
          <draw:frame draw:style-name="gr24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KNOW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wisdom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チ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知る (しる) - to know</text:p>
              <text:p text:style-name="P1">知事 (ちじ) - prefectural governor</text:p>
              <text:p text:style-name="P1">県知事 (けんちじ) - prefectural governo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.る　し.らせ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ORNING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ynasty - regime - epoch - period - (North) Korea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北朝鮮 (きたちょうせん) - North Korea</text:p>
              <text:p text:style-name="P1">朝鮮 (ちょうせん) - Korea</text:p>
              <text:p text:style-name="P1">朝日 (あさひ) - morning su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さ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DAYTIM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no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昼食 (ちゅうしょく) - lunch</text:p>
              <text:p text:style-name="P1">昼間 (ちゅうかん) - daytime</text:p>
              <text:p text:style-name="P1">昼夜 (ちゅうや) - day and nigh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直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通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長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鳥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弟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冬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刀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点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電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東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当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RAFFIC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ass through - avenue - commut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ツウ　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通り (とおり) - avenue</text:p>
              <text:p text:style-name="P1">見通し (みとおし) - unobstructed view</text:p>
              <text:p text:style-name="P1">通信 (つうしん) - correspondenc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とお.る　とお.り　-とお.り　-どお.り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TRAIGHTAWAY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honesty - frankness - fix - repai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チョク　ジキ　ジカ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直接 (ちょくせつ) - direct</text:p>
              <text:p text:style-name="P1">見直し (みなおし) - review</text:p>
              <text:p text:style-name="P1">直後 (ちょくご) - immediately follow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だ.ちに　なお.す　-なお.す　なお.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IR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icke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野鳥 (やちょう) - wild bird</text:p>
              <text:p text:style-name="P1">飛鳥 (ひちょう) - flying bird</text:p>
              <text:p text:style-name="P1">鳥類 (ちょうるい) - bird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と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ONG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leade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会長 (かいちょう) - president (of a society)</text:p>
              <text:p text:style-name="P1">社長 (しゃちょう) - company president</text:p>
              <text:p text:style-name="P1">委員長 (いいんちょう) - committee chairma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なが.い　おさ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O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hop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テ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支店 (してん) - branch store (office)</text:p>
              <text:p text:style-name="P1">百貨店 (ひゃっかてん) - store</text:p>
              <text:p text:style-name="P1">書店 (しょてん) - bookshop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せ　た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YOUNGER BROTHER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faithful service to elder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テイ　ダイ　デ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兄弟 (きょうだい) - siblings</text:p>
              <text:p text:style-name="P1">弟子 (ていし) - pupil</text:p>
              <text:p text:style-name="P1">子弟 (してい) - young(er) peopl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とう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SWOR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aber - knif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宝刀 (ほうとう) - treasured sword</text:p>
              <text:p text:style-name="P1">日本刀 (にほんとう) - Japanese sword</text:p>
              <text:p text:style-name="P1">刀剣 (とうけん) - sword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たな　そり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WINTER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冬季 (とうき) - winter</text:p>
              <text:p text:style-name="P1">冬場 (ふゆば) - the winter season</text:p>
              <text:p text:style-name="P1">暖冬 (だんとう) - mild winte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ふ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LECTRICITY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デ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電話 (でんわ) - telephone</text:p>
              <text:p text:style-name="P1">電気 (でんき) - electricity</text:p>
              <text:p text:style-name="P1">電力 (でんりょく) - electric power</text:p>
            </draw:text-box>
            <svg:title>examples</svg:title>
          </draw:frame>
          <draw:frame draw:style-name="gr24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POT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point - mark - speck - decimal point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テ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焦点 (しょうてん) - focus (e.g., photographic)</text:p>
              <text:p text:style-name="P1">得点 (とくてん) - score</text:p>
              <text:p text:style-name="P1">時点 (じてん) - point in tim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つ.ける　つ.く　た.てる　さ.す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ight - appropriate - himself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当時 (とうじ) - at that time</text:p>
              <text:p text:style-name="P1">当局 (とうきょく) - authorities</text:p>
              <text:p text:style-name="P1">当初 (とうしょ) - at firs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.たる　あ.たり　あ.てる　あ.て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AST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中東 (ちゅうとう) - Middle East</text:p>
              <text:p text:style-name="P1">東北 (とうほく) - north-east</text:p>
              <text:p text:style-name="P1">東欧 (とうおう) - Eastern Europ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が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同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道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答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頭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読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内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馬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買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南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肉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売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麦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OAD-WA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reet - district - journey - course - moral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ドウ　ト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報道 (ほうどう) - information</text:p>
              <text:p text:style-name="P1">道路 (どうろ) - road</text:p>
              <text:p text:style-name="P1">鉄道 (てつどう) - railroa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み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AME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agree - equa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同じ (おなじ) - same</text:p>
              <text:p text:style-name="P1">同日 (どうじつ) - the same day</text:p>
              <text:p text:style-name="P1">共同 (きょうどう) - doing together (as equals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な.じ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HEA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unter for large animal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トウ　ズ　ト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冒頭 (ぼうとう) - beginning</text:p>
              <text:p text:style-name="P1">先頭 (せんとう) - head</text:p>
              <text:p text:style-name="P1">頭取 (とうどり) - presiden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たま　かしら　-がしら　かぶ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OLUTION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answe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答える (こたえる) - to answer</text:p>
              <text:p text:style-name="P1">回答 (かいとう) - reply</text:p>
              <text:p text:style-name="P1">答申 (とうしん) - repor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こた.える　こた.え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INSID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ithin - between - among - house - hom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ナイ　ダ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国内 (こくない) - internal</text:p>
              <text:p text:style-name="P1">内容 (ないよう) - subject</text:p>
              <text:p text:style-name="P1">内閣 (ないかく) - cabine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ち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AD</text:p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ドク　トク　ト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読む (よむ) - to read</text:p>
              <text:p text:style-name="P1">読者 (どくしゃ) - reader</text:p>
              <text:p text:style-name="P1">読書 (とくしょ) - reading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よ.む　-よ.み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BUY</text:p>
            </draw:text-box>
            <svg:title>english</svg:title>
          </draw:frame>
          <draw:frame draw:style-name="gr21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買う (かう) - to buy</text:p>
              <text:p text:style-name="P1">売買 (ばいばい) - trade</text:p>
              <text:p text:style-name="P1">買収 (ばいしゅう) - buyin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HORSE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バ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出馬 (しゅつば) - going on horseback</text:p>
              <text:p text:style-name="P1">競馬 (けいば) - horse racing</text:p>
              <text:p text:style-name="P1">馬場 (ばば) - horse-riding groun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うま　うま-　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EAT</text:p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ニ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皮肉 (ひにく) - cynicism</text:p>
              <text:p text:style-name="P1">筋肉 (きんにく) - muscle</text:p>
              <text:p text:style-name="P1">牛肉 (ぎゅうにく) - beef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し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OUTH</text:p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ナン　ナ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南北 (なんぼく) - south and north</text:p>
              <text:p text:style-name="P1">南部 (なんぶ) - southern part</text:p>
              <text:p text:style-name="P1">東南 (とうなん) - south-eas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みなみ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ARLE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hea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バ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小麦 (こむぎ) - wheat</text:p>
              <text:p text:style-name="P1">小麦粉 (こむぎこ) - wheat flour</text:p>
              <text:p text:style-name="P1">麦芽 (ばくが) - mal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むぎ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ELL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バ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販売 (はんばい) - sales</text:p>
              <text:p text:style-name="P1">発売 (はつばい) - sale</text:p>
              <text:p text:style-name="P1">売る (うる) - to sel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.る　う.れ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父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風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半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番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分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聞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母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方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米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歩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北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妹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I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air - style - mann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ウ　フ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台風 (たいふう) - typhoon</text:p>
              <text:p text:style-name="P1">風景 (ふうけい) - scenery</text:p>
              <text:p text:style-name="P1">風土 (ふうど) - natural features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ぜ　かざ-　-かぜ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ATHER</text:p>
            </draw:text-box>
            <svg:title>english</svg:title>
          </draw:frame>
          <draw:frame draw:style-name="gr15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父親 (ちちおや) - father</text:p>
              <text:p text:style-name="P1">父母 (ちちはは) - father and mother</text:p>
              <text:p text:style-name="P1">祖父 (おおじ) - grandfath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ちち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UR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number in a seri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バ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番組 (ばんぐみ) - program (e.g., TV)</text:p>
              <text:p text:style-name="P1">一番 (いちばん) - best</text:p>
              <text:p text:style-name="P1">番号 (ばんごう) - numb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が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HALF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middle - odd number - semi- - part-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時半 (じはん) - about an hour</text:p>
              <text:p text:style-name="P1">後半 (こうはん) - second half</text:p>
              <text:p text:style-name="P1">前半 (ぜんはん) - first half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なか.ば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EA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sk - listen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ブン　モ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聞く (きく) - to hear</text:p>
              <text:p text:style-name="P1">新聞 (しんぶん) - newspaper</text:p>
              <text:p text:style-name="P1">新聞社 (しんぶんしゃ) - newspaper compan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.く　き.こえ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ART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minute of time - segment - share - degre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ブン　フン　ブ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自分 (じぶん) - myself</text:p>
              <text:p text:style-name="P1">分かる (わかる) - to be understood</text:p>
              <text:p text:style-name="P1">十分 (じっぷん) - 10 minute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わ.ける　わ.け　わ.かれる　わ.か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DIRECTI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erson - alternativ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一方 (いっぽう) - one (esp. of two)</text:p>
              <text:p text:style-name="P1">方針 (ほうしん) - objective</text:p>
              <text:p text:style-name="P1">地方 (じかた) - area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た　-かた　-がた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OTHER</text:p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ボ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母親 (ははおや) - mother</text:p>
              <text:p text:style-name="P1">父母 (ちちはは) - father and mother</text:p>
              <text:p text:style-name="P1">母子 (ぼし) - mother and chil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は　も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ALK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unter for steps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ホ　ブ　フ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歩く (あるく) - to walk</text:p>
              <text:p text:style-name="P1">譲歩 (じょうほ) - concession</text:p>
              <text:p text:style-name="P1">一歩 (いっぽ) - step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ある.く　あゆ.む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RICE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USA - meter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ベイ　マイ　メエトル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米国 (べいこく) - America</text:p>
              <text:p text:style-name="P1">日米 (にちべい) - Japan-America</text:p>
              <text:p text:style-name="P1">米側 (べいがわ) - American posi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こめ　よね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YOUNGER SISTER</text:p>
            </draw:text-box>
            <svg:title>english</svg:title>
          </draw:frame>
          <draw:frame draw:style-name="gr21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マ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姉妹 (きょうだい) - sisters</text:p>
              <text:p text:style-name="P1">弟妹 (ていまい) - younger brother and sister</text:p>
              <text:p text:style-name="P1">義妹 (いもうと) - sister-in-law (younger)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もう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NORTH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ホ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北朝鮮 (きたちょうせん) - North Korea</text:p>
              <text:p text:style-name="P1">北京 (ぺきん) - Beijing (China)</text:p>
              <text:p text:style-name="P1">南北 (なんぼく) - south and north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き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明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鳴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毎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万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毛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門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矢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夜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野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曜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用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HIRP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ry - bark - sound - ring - echo - honk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メ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鳴る (なる) - to sound</text:p>
              <text:p text:style-name="P1">鳴らす (ならす) - to ring</text:p>
              <text:p text:style-name="P1">悲鳴 (ひめい) - shriek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な.く　な.る　な.ら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RIGHT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ligh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メイ　ミョウ　ミ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明らか (あきらか) - obvious</text:p>
              <text:p text:style-name="P1">表明 (ひょうめい) - declaration</text:p>
              <text:p text:style-name="P1">説明 (せつめい) - explana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.かり　あか.るい　あか.るむ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EN THOUSAN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10,000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マン　バ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万全 (ばんぜん) - perfection</text:p>
              <text:p text:style-name="P1">万一 (まんいち) - by some chance</text:p>
              <text:p text:style-name="P1">万能 (ばんのう) - all-purpos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よろず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VERY</text:p>
            </draw:text-box>
            <svg:title>english</svg:title>
          </draw:frame>
          <draw:frame draw:style-name="gr15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マ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毎日 (まいにち) - every day</text:p>
              <text:p text:style-name="P1">毎年 (まいとし) - every year</text:p>
              <text:p text:style-name="P1">毎月 (まいげつ) - every month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ごと　-ごと.に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AT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cannons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モ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部門 (ぶもん) - class</text:p>
              <text:p text:style-name="P1">専門 (せんもん) - specialty</text:p>
              <text:p text:style-name="P1">専門家 (せんもんか) - specialis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ど　と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UR</text:p>
            </draw:text-box>
            <svg:title>english</svg:title>
          </draw:frame>
          <draw:frame draw:style-name="gr20" draw:text-style-name="P1" draw:layer="layout" svg:width="8.928cm" svg:height="0.757cm" svg:x="10.808cm" svg:y="11.775cm">
            <draw:text-box>
              <text:p text:style-name="P1">hair - feather - dow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モ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毛布 (もうふ) - blanket</text:p>
              <text:p text:style-name="P1">毛皮 (けがわ) - fur</text:p>
              <text:p text:style-name="P1">髪の毛 (かみのけ) - hair (head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け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FRIEND</text:p>
            </draw:text-box>
            <svg:title>english</svg:title>
          </draw:frame>
          <draw:frame draw:style-name="gr21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ユ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友人 (ゆうじん) - friend</text:p>
              <text:p text:style-name="P1">友好 (ゆうこう) - friendship</text:p>
              <text:p text:style-name="P1">友達 (ともだち) - friend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とも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ART</text:p>
            </draw:text-box>
            <svg:title>english</svg:title>
          </draw:frame>
          <draw:frame draw:style-name="gr20" draw:text-style-name="P1" draw:layer="layout" svg:width="8.928cm" svg:height="0.757cm" svg:x="10.808cm" svg:y="21.005cm">
            <draw:text-box>
              <text:p text:style-name="P1">arrow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矢先 (やさき) - arrowhead</text:p>
              <text:p text:style-name="P1">矢倉 (やぐら) - turret</text:p>
              <text:p text:style-name="P1">一矢 (いっし) - an arrow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LAIN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ield - rustic - civilian life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ヤ　ショ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野党 (やとう) - opposition party</text:p>
              <text:p text:style-name="P1">野球 (やきゅう) - baseball</text:p>
              <text:p text:style-name="P1">分野 (ぶんや) - fiel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の　の-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NIGHT</text:p>
            </draw:text-box>
            <svg:title>english</svg:title>
          </draw:frame>
          <draw:frame draw:style-name="gr20" draw:text-style-name="P1" draw:layer="layout" svg:width="8.928cm" svg:height="0.757cm" svg:x="10.807cm" svg:y="16.388cm">
            <draw:text-box>
              <text:p text:style-name="P1">evening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日夜 (にちや) - day and night</text:p>
              <text:p text:style-name="P1">深夜 (しんや) - late at night</text:p>
              <text:p text:style-name="P1">夜間 (やかん) - at nigh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よ　よ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UTILIZ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usiness - service - use - emplo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利用 (りよう) - use</text:p>
              <text:p text:style-name="P1">使用 (しよう) - use</text:p>
              <text:p text:style-name="P1">採用 (さいよう) - us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もち.い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WEEKDAY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曜日 (ようび) - day of the week</text:p>
              <text:p text:style-name="P1">土曜 (どよう) - Saturday</text:p>
              <text:p text:style-name="P1">日曜 (にちよう) - Sunday</text:p>
            </draw:text-box>
            <svg:title>examples</svg:title>
          </draw:frame>
          <draw:frame draw:style-name="gr27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里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話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来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理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0.717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13.451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13.451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0.717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13.451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13.451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2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3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2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3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4.311cm" svg:height="3.629cm" svg:x="3.464cm" svg:y="15.256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17.989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17.989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A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alk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話す (はなす) - to speak</text:p>
              <text:p text:style-name="P1">電話 (でんわ) - telephone</text:p>
              <text:p text:style-name="P1">話題 (わだい) - topic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な.す　はなし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I</text:p>
            </draw:text-box>
            <svg:title>english</svg:title>
          </draw:frame>
          <draw:frame draw:style-name="gr20" draw:text-style-name="P1" draw:layer="layout" svg:width="8.928cm" svg:height="0.757cm" svg:x="10.807cm" svg:y="7.157cm">
            <draw:text-box>
              <text:p text:style-name="P1">village - parent's home - leagu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リ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千里 (せんり) - 1000 ri</text:p>
              <text:p text:style-name="P1">里帰り (さとがえり) - returning home</text:p>
              <text:p text:style-name="P1">郷里 (きょうり) - birth-pla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さと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OGIC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rrangement - reason - justice - trut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リ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理事 (りじ) - director</text:p>
              <text:p text:style-name="P1">理由 (りゆう) - reason</text:p>
              <text:p text:style-name="P1">管理 (かんり) - contro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ことわ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OME</text:p>
            </draw:text-box>
            <svg:title>english</svg:title>
          </draw:frame>
          <draw:frame draw:style-name="gr20" draw:text-style-name="P1" draw:layer="layout" svg:width="8.928cm" svg:height="0.757cm" svg:x="10.806cm" svg:y="2.54cm">
            <draw:text-box>
              <text:p text:style-name="P1">due - next - cause - becom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ライ　タ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以来 (いらい) - since</text:p>
              <text:p text:style-name="P1">来る (きたる) - to come</text:p>
              <text:p text:style-name="P1">来年 (らいねん) - next yea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く.る　きた.る　きた.す　き.たす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9cm" svg:y="10.725cm">
            <draw:text-box>
              <text:p/>
            </draw:text-box>
            <svg:title>english</svg:title>
          </draw:frame>
          <draw:frame draw:style-name="gr21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9cm" svg:y="12.138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13.49cm">
            <draw:text-box>
              <text:p/>
            </draw:text-box>
            <svg:title>examples</svg:title>
          </draw:frame>
          <draw:frame draw:style-name="gr24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8cm" svg:y="10.724cm">
            <draw:text-box>
              <text:p/>
            </draw:text-box>
            <svg:title>english</svg:title>
          </draw:frame>
          <draw:frame draw:style-name="gr15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12.137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13.488cm">
            <draw:text-box>
              <text:p/>
            </draw:text-box>
            <svg:title>examples</svg:title>
          </draw:frame>
          <draw:frame draw:style-name="gr27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1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42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4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15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7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21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24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7cm" svg:y="15.337cm">
            <draw:text-box>
              <text:p/>
            </draw:text-box>
            <svg:title>english</svg:title>
          </draw:frame>
          <draw:frame draw:style-name="gr15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43" draw:text-style-name="P1" draw:layer="layout" svg:width="8.928cm" svg:height="0.937cm" svg:x="10.807cm" svg:y="16.7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7cm" svg:y="18.102cm">
            <draw:text-box>
              <text:p/>
            </draw:text-box>
            <svg:title>examples</svg:title>
          </draw:frame>
          <draw:frame draw:style-name="gr27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1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42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4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7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4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5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018"/>
  </office:meta>
</office:document-meta>
</file>